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d4d4d4" style:font-name="Consolas" fo:font-size="10.5pt" fo:font-weight="normal" fo:background-color="#1e1e1e"/>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paragraph-properties style:line-height-at-least="0.503cm"/>
      <style:text-properties fo:color="#6a9955" style:font-name="Consolas" fo:font-size="10.5pt" fo:font-weight="normal" fo:background-color="#1e1e1e"/>
    </style:style>
    <style:style style:name="P4" style:family="paragraph" style:parent-style-name="Standard">
      <style:paragraph-properties style:line-height-at-least="0.503cm"/>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fo:color="#ce9178"/>
    </style:style>
    <style:style style:name="T8" style:family="text">
      <style:text-properties fo:color="#ce9178" style:font-name="Consolas" fo:font-size="10.5pt" fo:font-weight="normal"/>
    </style:style>
    <style:style style:name="T9" style:family="text">
      <style:text-properties style:font-name="Consolas" fo:font-size="10.5pt" fo:font-weight="normal"/>
    </style:style>
    <style:style style:name="T10" style:family="text">
      <style:text-properties fo:color="#6a9955"/>
    </style:style>
    <style:style style:name="T11" style:family="text">
      <style:text-properties fo:color="#6a9955"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 <text:span text:style-name="T5">lang</text:span>=<text:span text:style-name="T7">"fr"</text:span><text:span text:style-name="T1">&gt;</text:span></text:p>
      <text:p text:style-name="P2">  <text:span text:style-name="T2">&lt;</text:span><text:span text:style-name="T4">head</text:span><text:span text:style-name="T2">&gt;</text:span></text:p>
      <text:p text:style-name="P2">    <text:span text:style-name="T2">&lt;</text:span><text:span text:style-name="T4">meta</text:span><text:span text:style-name="T9"> </text:span><text:span text:style-name="T6">charset</text:span><text:span text:style-name="T9">=</text:span><text:span text:style-name="T8">"utf-8"</text:span><text:span text:style-name="T9"> </text:span><text:span text:style-name="T2">/&gt;</text:span></text:p>
      <text:p text:style-name="P2">   </text:p>
      <text:p text:style-name="P2">    <text:span text:style-name="T2">&lt;</text:span><text:span text:style-name="T4">title</text:span><text:span text:style-name="T2">&gt;</text:span><text:span text:style-name="T9">C.V.</text:span><text:span text:style-name="T2">&lt;/</text:span><text:span text:style-name="T4">title</text:span><text:span text:style-name="T2">&gt;</text:span></text:p>
      <text:p text:style-name="P2">    <text:span text:style-name="T2">&lt;</text:span><text:span text:style-name="T4">meta</text:span><text:span text:style-name="T9"> </text:span><text:span text:style-name="T6">name</text:span><text:span text:style-name="T9">=</text:span><text:span text:style-name="T8">"viewport"</text:span><text:span text:style-name="T9"> </text:span><text:span text:style-name="T6">content</text:span><text:span text:style-name="T9">=</text:span><text:span text:style-name="T8">"width=device-width, initial-scale=1, shrink-to-fit=no "</text:span><text:span text:style-name="T2">&gt;</text:span></text:p>
      <text:p text:style-name="P2">    <text:span text:style-name="T2">&lt;</text:span><text:span text:style-name="T4">link</text:span><text:span text:style-name="T9"> </text:span><text:span text:style-name="T6">rel</text:span><text:span text:style-name="T9">=</text:span><text:span text:style-name="T8">"stylesheet"</text:span><text:span text:style-name="T9"> </text:span><text:span text:style-name="T6">href</text:span><text:span text:style-name="T9">=</text:span><text:span text:style-name="T8">"style.css"</text:span><text:span text:style-name="T9"> </text:span><text:span text:style-name="T2">/&gt;</text:span></text:p>
      <text:p text:style-name="P2">    <text:span text:style-name="T2">&lt;</text:span><text:span text:style-name="T4">link</text:span><text:span text:style-name="T9"> </text:span><text:span text:style-name="T6">rel</text:span><text:span text:style-name="T9">=</text:span><text:span text:style-name="T8">"stylesheet"</text:span><text:span text:style-name="T9"> </text:span><text:span text:style-name="T6">href</text:span><text:span text:style-name="T9">=</text:span><text:span text:style-name="T8">"https://stackpath.bootstrapcdn.com/bootstrap/4.4.1/css/bootstrap.min.css"</text:span><text:span text:style-name="T9"> </text:span><text:span text:style-name="T6">integrity</text:span><text:span text:style-name="T9">=</text:span><text:span text:style-name="T8">"sha384-Vkoo8x4CGsO3+Hhxv8T/Q5PaXtkKtu6ug5TOeNV6gBiFeWPGFN9MuhOf23Q9Ifjh"</text:span><text:span text:style-name="T9"> </text:span><text:span text:style-name="T6">crossorigin</text:span><text:span text:style-name="T9">=</text:span><text:span text:style-name="T8">"anonymous"</text:span><text:span text:style-name="T2">&gt;</text:span></text:p>
      <text:p text:style-name="P2">    <text:span text:style-name="T2">&lt;</text:span><text:span text:style-name="T4">script</text:span><text:span text:style-name="T9"> </text:span><text:span text:style-name="T6">src</text:span><text:span text:style-name="T9">=</text:span><text:span text:style-name="T8">"https://kit.fontawesome.com/8f25b3668a.js"</text:span><text:span text:style-name="T9"> </text:span><text:span text:style-name="T6">crossorigin</text:span><text:span text:style-name="T9">=</text:span><text:span text:style-name="T8">"anonymous"</text:span><text:span text:style-name="T2">&gt;&lt;/</text:span><text:span text:style-name="T4">script</text:span><text:span text:style-name="T2">&gt;</text:span></text:p>
      <text:p text:style-name="P2">  <text:span text:style-name="T2">&lt;/</text:span><text:span text:style-name="T4">head</text:span><text:span text:style-name="T2">&gt;</text:span></text:p>
      <text:p text:style-name="P4"/>
      <text:p text:style-name="P2">  <text:span text:style-name="T2">&lt;</text:span><text:span text:style-name="T4">body</text:span><text:span text:style-name="T2">&gt;</text:span></text:p>
      <text:p text:style-name="P3">&lt;!--Header image et titre--&gt;</text:p>
      <text:p text:style-name="P2">    <text:span text:style-name="T2">&lt;</text:span><text:span text:style-name="T4">header</text:span><text:span text:style-name="T9"> </text:span><text:span text:style-name="T6">class</text:span><text:span text:style-name="T9">=</text:span><text:span text:style-name="T8">"container"</text:span><text:span text:style-name="T2">&gt;</text:span></text:p>
      <text:p text:style-name="P2">        <text:span text:style-name="T2">&lt;</text:span><text:span text:style-name="T4">div</text:span><text:span text:style-name="T9"> </text:span><text:span text:style-name="T6">class</text:span><text:span text:style-name="T9">=</text:span><text:span text:style-name="T8">"row align-items-center"</text:span><text:span text:style-name="T2">&gt;</text:span></text:p>
      <text:p text:style-name="P2">          <text:span text:style-name="T2">&lt;</text:span><text:span text:style-name="T4">div</text:span><text:span text:style-name="T9"> </text:span><text:span text:style-name="T6">class</text:span><text:span text:style-name="T9">=</text:span><text:span text:style-name="T8">"col_left col-lg-4 col-md-4 col-sm-4 col-xs-4"</text:span><text:span text:style-name="T2">&gt;</text:span></text:p>
      <text:p text:style-name="P2">            <text:span text:style-name="T2">&lt;</text:span><text:span text:style-name="T4">div</text:span><text:span text:style-name="T9"> </text:span><text:span text:style-name="T6">class</text:span><text:span text:style-name="T9">=</text:span><text:span text:style-name="T8">"container"</text:span><text:span text:style-name="T2">&gt;</text:span></text:p>
      <text:p text:style-name="P2">              <text:span text:style-name="T2">&lt;</text:span><text:span text:style-name="T4">div</text:span><text:span text:style-name="T9"> </text:span><text:span text:style-name="T6">class</text:span><text:span text:style-name="T9">=</text:span><text:span text:style-name="T8">"row align-items-center"</text:span><text:span text:style-name="T2">&gt;</text:span></text:p>
      <text:p text:style-name="P1"><text:span text:style-name="T10">&lt;!--image carré pour avoir forme ronde plus facile responsive pour avoir le cadre autour--&gt;</text:span>              </text:p>
      <text:p text:style-name="P2">                  <text:span text:style-name="T2">&lt;</text:span><text:span text:style-name="T4">img</text:span><text:span text:style-name="T9"> </text:span><text:span text:style-name="T6">class</text:span><text:span text:style-name="T9">=</text:span><text:span text:style-name="T8">"img-responsive"</text:span><text:span text:style-name="T9"> </text:span><text:span text:style-name="T6">src</text:span><text:span text:style-name="T9">=</text:span><text:span text:style-name="T8">"images/photo_identite_carre3.jpg"</text:span><text:span text:style-name="T9"> </text:span><text:span text:style-name="T6">alt</text:span><text:span text:style-name="T9">=</text:span><text:span text:style-name="T8">"photodanielGiraud"</text:span><text:span text:style-name="T9"> </text:span><text:span text:style-name="T2">/&gt;</text:span></text:p>
      <text:p text:style-name="P2">               </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9"> </text:span><text:span text:style-name="T6">class</text:span><text:span text:style-name="T9">=</text:span><text:span text:style-name="T8">"col-lg  col-md col-sm col-xs order-last"</text:span><text:span text:style-name="T2">&gt;</text:span></text:p>
      <text:p text:style-name="P2">            <text:span text:style-name="T2">&lt;</text:span><text:span text:style-name="T4">h1</text:span><text:span text:style-name="T2">&gt;</text:span><text:span text:style-name="T9"> </text:span><text:span text:style-name="T2">&lt;</text:span><text:span text:style-name="T4">em</text:span><text:span text:style-name="T2">&gt;</text:span><text:span text:style-name="T9">DANIEL</text:span><text:span text:style-name="T2">&lt;/</text:span><text:span text:style-name="T4">em</text:span><text:span text:style-name="T2">&gt;</text:span><text:span text:style-name="T9">  GIRAUD </text:span><text:span text:style-name="T2">&lt;</text:span><text:span text:style-name="T4">br</text:span><text:span text:style-name="T2">&gt;&lt;/</text:span><text:span text:style-name="T4">h1</text:span><text:span text:style-name="T2">&gt;</text:span></text:p>
      <text:p text:style-name="P2">            <text:span text:style-name="T2">&lt;</text:span><text:span text:style-name="T4">h5</text:span><text:span text:style-name="T2">&gt;</text:span><text:span text:style-name="T9"> </text:span><text:span text:style-name="T2">&lt;</text:span><text:span text:style-name="T4">span</text:span><text:span text:style-name="T2">&gt;</text:span><text:span text:style-name="T9">Dével</text:span><text:span text:style-name="T2">&lt;/</text:span><text:span text:style-name="T4">span</text:span><text:span text:style-name="T2">&gt;</text:span><text:span text:style-name="T9">oppeur web junior</text:span><text:span text:style-name="T2">&lt;/</text:span><text:span text:style-name="T4">h5</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header</text:span><text:span text:style-name="T2">&gt;</text:span></text:p>
      <text:p text:style-name="P3">&lt;!--Corps principal--&gt;</text:p>
      <text:p text:style-name="P2">    <text:span text:style-name="T2">&lt;</text:span><text:span text:style-name="T4">main</text:span><text:span text:style-name="T2">&gt;</text:span></text:p>
      <text:p text:style-name="P2">    </text:p>
      <text:p text:style-name="P2">      <text:span text:style-name="T2">&lt;</text:span><text:span text:style-name="T4">div</text:span><text:span text:style-name="T9"> </text:span><text:span text:style-name="T6">class</text:span><text:span text:style-name="T9">=</text:span><text:span text:style-name="T8">"container"</text:span><text:span text:style-name="T2">&gt;</text:span></text:p>
      <text:p text:style-name="P2">        <text:span text:style-name="T2">&lt;</text:span><text:span text:style-name="T4">div</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div</text:span><text:span text:style-name="T9"> </text:span><text:span text:style-name="T6">class</text:span><text:span text:style-name="T9">=</text:span><text:span text:style-name="T8">"col-lg  col-md  col-sm col-xs order-lg-last order-md-last order-sm-first order-xs-first "</text:span><text:span text:style-name="T2">&gt;</text:span></text:p>
      <text:p text:style-name="P2">              <text:span text:style-name="T11">&lt;!--colonne droite importance de ordre last et first--&gt;</text:span><text:span text:style-name="T9">                </text:span></text:p>
      <text:p text:style-name="P2">                <text:span text:style-name="T2">&lt;</text:span><text:span text:style-name="T4">section</text:span><text:span text:style-name="T2">&gt;</text:span><text:span text:style-name="T9"> </text:span></text:p>
      <text:p text:style-name="P2">                  <text:span text:style-name="T11">&lt;!--les formations avec signet pour liste --&gt;</text:span></text:p>
      <text:p text:style-name="P2">                  <text:span text:style-name="T2">&lt;</text:span><text:span text:style-name="T4">h2</text:span><text:span text:style-name="T2">&gt;&lt;</text:span><text:span text:style-name="T4">i</text:span><text:span text:style-name="T9"> </text:span><text:span text:style-name="T6">class</text:span><text:span text:style-name="T9">=</text:span><text:span text:style-name="T8">"fas fa-university"</text:span><text:span text:style-name="T2">&gt;&lt;/</text:span><text:span text:style-name="T4">i</text:span><text:span text:style-name="T2">&gt;</text:span><text:span text:style-name="T9">  Ma formation</text:span><text:span text:style-name="T2">&lt;/</text:span><text:span text:style-name="T4">h2</text:span><text:span text:style-name="T2">&gt;</text:span></text:p>
      <text:p text:style-name="P2">                  <text:span text:style-name="T2">&lt;</text:span><text:span text:style-name="T4">hr</text:span><text:span text:style-name="T2">&gt;</text:span></text:p>
      <text:p text:style-name="P2">                    <text:span text:style-name="T2">&lt;</text:span><text:span text:style-name="T4">ul</text:span><text:span text:style-name="T9"> </text:span><text:span text:style-name="T6">class</text:span><text:span text:style-name="T9">=</text:span><text:span text:style-name="T8">"container"</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text:soft-page-break/>                        <text:span text:style-name="T2">&lt;</text:span><text:span text:style-name="T4">ul</text:span><text:span text:style-name="T9"> </text:span><text:span text:style-name="T6">class</text:span><text:span text:style-name="T9">=</text:span><text:span text:style-name="T8">"col-lg  col-md  col-sm order-first"</text:span><text:span text:style-name="T2">&gt;</text:span><text:span text:style-name="T9">                       </text:span></text:p>
      <text:p text:style-name="P2">                          <text:span text:style-name="T2">&lt;</text:span><text:span text:style-name="T4">li</text:span><text:span text:style-name="T2">&gt;</text:span><text:span text:style-name="T9">Mars-Septembre 2020</text:span><text:span text:style-name="T2">&lt;/</text:span><text:span text:style-name="T4">li</text:span><text:span text:style-name="T2">&gt;</text:span></text:p>
      <text:p text:style-name="P2">                          </text:p>
      <text:p text:style-name="P2">                        <text:span text:style-name="T2">&lt;/</text:span><text:span text:style-name="T4">u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 La plus récente : "Développeur Web"</text:span><text:span text:style-name="T2">&lt;/</text:span><text:span text:style-name="T4">dt</text:span><text:span text:style-name="T2">&gt;</text:span><text:span text:style-name="T9"> </text:span></text:p>
      <text:p text:style-name="P2">                          <text:span text:style-name="T2">&lt;</text:span><text:span text:style-name="T4">dd</text:span><text:span text:style-name="T2">&gt;</text:span><text:span text:style-name="T9">  J'ai suivi une formation chez Openclassroom durant six mois par internet.</text:span><text:span text:style-name="T2">&lt;/</text:span><text:span text:style-name="T4">dd</text:span><text:span text:style-name="T2">&gt;</text:span><text:span text:style-name="T9">                          </text:span></text:p>
      <text:p text:style-name="P2">                        <text:span text:style-name="T2">&lt;/</text:span><text:span text:style-name="T4">d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p>
      <text:p text:style-name="P2">                        <text:span text:style-name="T2">&lt;</text:span><text:span text:style-name="T4">ul</text:span><text:span text:style-name="T9"> </text:span><text:span text:style-name="T6">class</text:span><text:span text:style-name="T9">=</text:span><text:span text:style-name="T8">"col-lg  col-md  col-sm  "</text:span><text:span text:style-name="T2">&gt;</text:span><text:span text:style-name="T9">   </text:span></text:p>
      <text:p text:style-name="P2">                           <text:span text:style-name="T2">&lt;</text:span><text:span text:style-name="T4">li</text:span><text:span text:style-name="T2">&gt;</text:span><text:span text:style-name="T9">1993-1994</text:span><text:span text:style-name="T2">&lt;/</text:span><text:span text:style-name="T4">li</text:span><text:span text:style-name="T2">&gt;</text:span><text:span text:style-name="T9"> </text:span></text:p>
      <text:p text:style-name="P2">                         </text:p>
      <text:p text:style-name="P2">                         </text:p>
      <text:p text:style-name="P2">                        <text:span text:style-name="T2">&lt;/</text:span><text:span text:style-name="T4">u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La plus élévée : "Maîtrise d'Administration Economique et Sociale "</text:span><text:span text:style-name="T2">&lt;/</text:span><text:span text:style-name="T4">dt</text:span><text:span text:style-name="T2">&gt;</text:span><text:span text:style-name="T9">   </text:span></text:p>
      <text:p text:style-name="P2">                          <text:span text:style-name="T2">&lt;</text:span><text:span text:style-name="T4">dd</text:span><text:span text:style-name="T2">&gt;</text:span><text:span text:style-name="T9">  J'ai suivi cette formation à la Faculté d'Economie Appliquée d'Aix-MArseille. Mon cursus du DEUG à la Maîtrise s'est déroulé dans la même Faculté.</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span text:style-name="T9"> </text:span></text:p>
      <text:p text:style-name="P2">                    <text:span text:style-name="T2">&lt;/</text:span><text:span text:style-name="T4">ul</text:span><text:span text:style-name="T2">&gt;</text:span><text:span text:style-name="T9"> </text:span></text:p>
      <text:p text:style-name="P2">                <text:span text:style-name="T2">&lt;/</text:span><text:span text:style-name="T4">section</text:span><text:span text:style-name="T2">&gt;</text:span></text:p>
      <text:p text:style-name="P2">          </text:p>
      <text:p text:style-name="P2">                <text:span text:style-name="T2">&lt;</text:span><text:span text:style-name="T4">section</text:span><text:span text:style-name="T2">&gt;</text:span></text:p>
      <text:p text:style-name="P2">                  <text:span text:style-name="T11">&lt;!--l'experience professionnelle version liste avec signet construit--&gt;</text:span></text:p>
      <text:p text:style-name="P2">                  <text:span text:style-name="T2">&lt;</text:span><text:span text:style-name="T4">h2</text:span><text:span text:style-name="T2">&gt;&lt;</text:span><text:span text:style-name="T4">i</text:span><text:span text:style-name="T9"> </text:span><text:span text:style-name="T6">class</text:span><text:span text:style-name="T9">=</text:span><text:span text:style-name="T8">"fas fa-business-time"</text:span><text:span text:style-name="T2">&gt;&lt;/</text:span><text:span text:style-name="T4">i</text:span><text:span text:style-name="T2">&gt;</text:span><text:span text:style-name="T9">  Mon experience</text:span><text:span text:style-name="T2">&lt;/</text:span><text:span text:style-name="T4">h2</text:span><text:span text:style-name="T2">&gt;</text:span></text:p>
      <text:p text:style-name="P2">                  <text:span text:style-name="T2">&lt;</text:span><text:span text:style-name="T4">hr</text:span><text:span text:style-name="T2">&gt;</text:span></text:p>
      <text:p text:style-name="P2">                    <text:span text:style-name="T2">&lt;</text:span><text:span text:style-name="T4">ol</text:span><text:span text:style-name="T9"> </text:span><text:span text:style-name="T6">class</text:span><text:span text:style-name="T9">=</text:span><text:span text:style-name="T8">"container"</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ol</text:span><text:span text:style-name="T9"> </text:span><text:span text:style-name="T6">class</text:span><text:span text:style-name="T9">=</text:span><text:span text:style-name="T8">"col-lg  col-md  col-sm order-first"</text:span><text:span text:style-name="T2">&gt;</text:span></text:p>
      <text:p text:style-name="P2">                          <text:span text:style-name="T2">&lt;</text:span><text:span text:style-name="T4">li</text:span><text:span text:style-name="T2">&gt;</text:span><text:span text:style-name="T9">2017-à nos jours </text:span><text:span text:style-name="T2">&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Responsable boutique</text:span><text:span text:style-name="T2">&lt;/</text:span><text:span text:style-name="T4">dt</text:span><text:span text:style-name="T2">&gt;</text:span></text:p>
      <text:p text:style-name="P2">                          <text:span text:style-name="T2">&lt;</text:span><text:span text:style-name="T4">dd</text:span><text:span text:style-name="T2">&gt;</text:span><text:span text:style-name="T9"> Produits naturels</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ol</text:span><text:span text:style-name="T9"> </text:span><text:span text:style-name="T6">class</text:span><text:span text:style-name="T9">=</text:span><text:span text:style-name="T8">"col-lg  col-md  col-sm order-first"</text:span><text:span text:style-name="T2">&gt;</text:span></text:p>
      <text:p text:style-name="P2">                          <text:span text:style-name="T2">&lt;</text:span><text:span text:style-name="T4">li</text:span><text:span text:style-name="T2">&gt;</text:span><text:span text:style-name="T9">1996 -2011</text:span><text:span text:style-name="T2">&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Gérant de société</text:span><text:span text:style-name="T2">&lt;/</text:span><text:span text:style-name="T4">dt</text:span><text:span text:style-name="T2">&gt;</text:span></text:p>
      <text:p text:style-name="P2">                          <text:span text:style-name="T2">&lt;</text:span><text:span text:style-name="T4">dd</text:span><text:span text:style-name="T2">&gt;</text:span><text:span text:style-name="T9"> Produits naturels avec site de vente par correspondance</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text:soft-page-break/>                        <text:span text:style-name="T2">&lt;</text:span><text:span text:style-name="T4">ol</text:span><text:span text:style-name="T9"> </text:span><text:span text:style-name="T6">class</text:span><text:span text:style-name="T9">=</text:span><text:span text:style-name="T8">"col-lg  col-md  col-sm order-first"</text:span><text:span text:style-name="T2">&gt;</text:span></text:p>
      <text:p text:style-name="P2">                          <text:span text:style-name="T2">&lt;</text:span><text:span text:style-name="T4">li</text:span><text:span text:style-name="T2">&gt;</text:span><text:span text:style-name="T9">1992-1995</text:span><text:span text:style-name="T2">&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Assistant de cabinet comptable</text:span><text:span text:style-name="T2">&lt;/</text:span><text:span text:style-name="T4">dt</text:span><text:span text:style-name="T2">&gt;</text:span><text:span text:style-name="T9"> </text:span></text:p>
      <text:p text:style-name="P2">                          <text:span text:style-name="T2">&lt;</text:span><text:span text:style-name="T4">dd</text:span><text:span text:style-name="T2">&gt;</text:span><text:span text:style-name="T9">Orientation gestion sociale</text:span><text:span text:style-name="T2">&lt;/</text:span><text:span text:style-name="T4">dd</text:span><text:span text:style-name="T2">&gt;</text:span><text:span text:style-name="T9">            </text:span></text:p>
      <text:p text:style-name="P2">                        <text:span text:style-name="T2">&lt;/</text:span><text:span text:style-name="T4">dl</text:span><text:span text:style-name="T2">&gt;</text:span><text:span text:style-name="T9"> </text:span></text:p>
      <text:p text:style-name="P2">                      <text:span text:style-name="T2">&lt;/</text:span><text:span text:style-name="T4">li</text:span><text:span text:style-name="T2">&gt;</text:span></text:p>
      <text:p text:style-name="P2">                    <text:span text:style-name="T2">&lt;/</text:span><text:span text:style-name="T4">ol</text:span><text:span text:style-name="T2">&gt;</text:span><text:span text:style-name="T9"> </text:span></text:p>
      <text:p text:style-name="P2">                <text:span text:style-name="T2">&lt;/</text:span><text:span text:style-name="T4">section</text:span><text:span text:style-name="T2">&gt;</text:span></text:p>
      <text:p text:style-name="P2">                <text:span text:style-name="T2">&lt;</text:span><text:span text:style-name="T4">section</text:span><text:span text:style-name="T2">&gt;</text:span></text:p>
      <text:p text:style-name="P2">                  <text:span text:style-name="T11">&lt;!--mes recommandations sans liste--&gt;</text:span></text:p>
      <text:p text:style-name="P2">                  <text:span text:style-name="T2">&lt;</text:span><text:span text:style-name="T4">h2</text:span><text:span text:style-name="T2">&gt;&lt;</text:span><text:span text:style-name="T4">i</text:span><text:span text:style-name="T9"> </text:span><text:span text:style-name="T6">class</text:span><text:span text:style-name="T9">=</text:span><text:span text:style-name="T8">"fas fa-edit"</text:span><text:span text:style-name="T2">&gt;&lt;/</text:span><text:span text:style-name="T4">i</text:span><text:span text:style-name="T2">&gt;</text:span><text:span text:style-name="T9">  Mes recommandations</text:span><text:span text:style-name="T2">&lt;/</text:span><text:span text:style-name="T4">h2</text:span><text:span text:style-name="T2">&gt;</text:span></text:p>
      <text:p text:style-name="P2">                  <text:span text:style-name="T2">&lt;</text:span><text:span text:style-name="T4">hr</text:span><text:span text:style-name="T2">&gt;</text:span></text:p>
      <text:p text:style-name="P2">                    <text:span text:style-name="T2">&lt;</text:span><text:span text:style-name="T4">ul</text:span><text:span text:style-name="T9"> </text:span><text:span text:style-name="T6">class</text:span><text:span text:style-name="T9">=</text:span><text:span text:style-name="T8">"container"</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ul</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li</text:span><text:span text:style-name="T2">&gt;</text:span><text:span text:style-name="T9"> 2017- à nos jours</text:span><text:span text:style-name="T2">&lt;/</text:span><text:span text:style-name="T4">li</text:span><text:span text:style-name="T2">&gt;</text:span><text:span text:style-name="T9"> </text:span></text:p>
      <text:p text:style-name="P2">                        <text:span text:style-name="T2">&lt;/</text:span><text:span text:style-name="T4">u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Mme Christiane GIRAUD Présidente statutaire SASU</text:span><text:span text:style-name="T2">&lt;/</text:span><text:span text:style-name="T4">dt</text:span><text:span text:style-name="T2">&gt;</text:span></text:p>
      <text:p text:style-name="P2">                          <text:span text:style-name="T2">&lt;</text:span><text:span text:style-name="T4">dd</text:span><text:span text:style-name="T2">&gt;</text:span><text:span text:style-name="T9">Téléphone: 2626.92.17.85.53</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ul</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li</text:span><text:span text:style-name="T2">&gt;</text:span><text:span text:style-name="T9"> 1996-2010 </text:span><text:span text:style-name="T2">&lt;/</text:span><text:span text:style-name="T4">li</text:span><text:span text:style-name="T2">&gt;</text:span></text:p>
      <text:p text:style-name="P2">                        <text:span text:style-name="T2">&lt;/</text:span><text:span text:style-name="T4">ul</text:span><text:span text:style-name="T2">&gt;</text:span><text:span text:style-name="T9"> </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Mr Daniel GIRAUD Gérant de SARL</text:span><text:span text:style-name="T2">&lt;/</text:span><text:span text:style-name="T4">dt</text:span><text:span text:style-name="T2">&gt;</text:span></text:p>
      <text:p text:style-name="P2">                              <text:span text:style-name="T2">&lt;</text:span><text:span text:style-name="T4">dd</text:span><text:span text:style-name="T2">&gt;</text:span><text:span text:style-name="T9">06.92.61.67.77</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span text:style-name="T9">  </text:span></text:p>
      <text:p text:style-name="P2">                      <text:span text:style-name="T2">&lt;</text:span><text:span text:style-name="T4">li</text:span><text:span text:style-name="T9"> </text:span><text:span text:style-name="T6">class</text:span><text:span text:style-name="T9">=</text:span><text:span text:style-name="T8">"row justify-content-between "</text:span><text:span text:style-name="T2">&gt;</text:span><text:span text:style-name="T9">                    </text:span></text:p>
      <text:p text:style-name="P2">                        <text:span text:style-name="T2">&lt;</text:span><text:span text:style-name="T4">ul</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li</text:span><text:span text:style-name="T2">&gt;</text:span><text:span text:style-name="T9"> 1992-1995 </text:span><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dl</text:span><text:span text:style-name="T9"> </text:span><text:span text:style-name="T6">class</text:span><text:span text:style-name="T9">=</text:span><text:span text:style-name="T8">"col-lg col-md col-sm order-last"</text:span><text:span text:style-name="T2">&gt;</text:span></text:p>
      <text:p text:style-name="P2">                          <text:span text:style-name="T2">&lt;</text:span><text:span text:style-name="T4">dt</text:span><text:span text:style-name="T2">&gt;</text:span><text:span text:style-name="T9">Mr Yves GIRAUD Expert-comptable</text:span><text:span text:style-name="T2">&lt;/</text:span><text:span text:style-name="T4">dt</text:span><text:span text:style-name="T2">&gt;</text:span></text:p>
      <text:p text:style-name="P2">                          <text:span text:style-name="T2">&lt;</text:span><text:span text:style-name="T4">dd</text:span><text:span text:style-name="T2">&gt;</text:span><text:span text:style-name="T9">Parti à la retraite</text:span><text:span text:style-name="T2">&lt;/</text:span><text:span text:style-name="T4">dd</text:span><text:span text:style-name="T2">&gt;</text:span></text:p>
      <text:p text:style-name="P2">                        <text:span text:style-name="T2">&lt;/</text:span><text:span text:style-name="T4">dl</text:span><text:span text:style-name="T2">&gt;</text:span></text:p>
      <text:p text:style-name="P2">                      <text:span text:style-name="T2">&lt;/</text:span><text:span text:style-name="T4">li</text:span><text:span text:style-name="T2">&gt;</text:span><text:span text:style-name="T9"> </text:span></text:p>
      <text:p text:style-name="P2">                    <text:span text:style-name="T2">&lt;/</text:span><text:span text:style-name="T4">ul</text:span><text:span text:style-name="T2">&gt;</text:span></text:p>
      <text:p text:style-name="P2">                <text:span text:style-name="T2">&lt;/</text:span><text:span text:style-name="T4">section</text:span><text:span text:style-name="T2">&gt;</text:span></text:p>
      <text:p text:style-name="P2">              <text:span text:style-name="T2">&lt;/</text:span><text:span text:style-name="T4">div</text:span><text:span text:style-name="T2">&gt;</text:span></text:p>
      <text:p text:style-name="P2">             </text:p>
      <text:p text:style-name="P2">              <text:span text:style-name="T2">&lt;</text:span><text:span text:style-name="T4">div</text:span><text:span text:style-name="T9"> </text:span><text:span text:style-name="T6">class</text:span><text:span text:style-name="T9">=</text:span><text:span text:style-name="T8">" col_left col-lg-4  col-md-4  col-sm-4 col-xs-4 order-lg-first order-md-first order-sm-last order-xs-last"</text:span><text:span text:style-name="T2">&gt;</text:span></text:p>
      <text:p text:style-name="P2">              <text:span text:style-name="T11">&lt;!--colonne gauche--&gt;</text:span></text:p>
      <text:p text:style-name="P2">                <text:span text:style-name="T2">&lt;</text:span><text:span text:style-name="T4">aside</text:span><text:span text:style-name="T9"> </text:span><text:span text:style-name="T6">class</text:span><text:span text:style-name="T9">=</text:span><text:span text:style-name="T8">container</text:span><text:span text:style-name="T2">&gt;</text:span></text:p>
      <text:p text:style-name="P2">                  <text:span text:style-name="T11">&lt;!--pour limiter l'utilisation des div--&gt;</text:span></text:p>
      <text:p text:style-name="P2"><text:soft-page-break/>                  <text:span text:style-name="T2">&lt;</text:span><text:span text:style-name="T4">div</text:span><text:span text:style-name="T9"> </text:span><text:span text:style-name="T6">class</text:span><text:span text:style-name="T9">=</text:span><text:span text:style-name="T8">"row  no-gutters"</text:span><text:span text:style-name="T2">&gt;</text:span></text:p>
      <text:p text:style-name="P2">                    <text:span text:style-name="T2">&lt;</text:span><text:span text:style-name="T4">div</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section</text:span><text:span text:style-name="T2">&gt;</text:span></text:p>
      <text:p text:style-name="P2">                        <text:span text:style-name="T11">&lt;!--mise en avant de contact--&gt;</text:span></text:p>
      <text:p text:style-name="P2">                        <text:span text:style-name="T2">&lt;</text:span><text:span text:style-name="T4">h2</text:span><text:span text:style-name="T2">&gt;</text:span><text:span text:style-name="T9">  Contact</text:span><text:span text:style-name="T2">&lt;/</text:span><text:span text:style-name="T4">h2</text:span><text:span text:style-name="T2">&gt;</text:span></text:p>
      <text:p text:style-name="P2">                          <text:span text:style-name="T2">&lt;</text:span><text:span text:style-name="T4">p</text:span><text:span text:style-name="T2">&gt;</text:span><text:span text:style-name="T9">Adresse : 9 bis Allée des Aiguës Marines </text:span><text:span text:style-name="T2">&lt;/</text:span><text:span text:style-name="T4">p</text:span><text:span text:style-name="T2">&gt;</text:span></text:p>
      <text:p text:style-name="P2">                          <text:span text:style-name="T2">&lt;</text:span><text:span text:style-name="T4">p</text:span><text:span text:style-name="T2">&gt;</text:span><text:span text:style-name="T9"> 97400 SAINT DENIS LA REUNION</text:span><text:span text:style-name="T2">&lt;/</text:span><text:span text:style-name="T4">p</text:span><text:span text:style-name="T2">&gt;</text:span></text:p>
      <text:p text:style-name="P2">                          <text:span text:style-name="T2">&lt;</text:span><text:span text:style-name="T4">p</text:span><text:span text:style-name="T2">&gt;&lt;</text:span><text:span text:style-name="T4">i</text:span><text:span text:style-name="T9"> </text:span><text:span text:style-name="T6">class</text:span><text:span text:style-name="T9">=</text:span><text:span text:style-name="T8">"fas fa-mobile-alt"</text:span><text:span text:style-name="T2">&gt;&lt;/</text:span><text:span text:style-name="T4">i</text:span><text:span text:style-name="T2">&gt;</text:span><text:span text:style-name="T9"> Téléphone : +262.(0)6.92.61.67.77</text:span><text:span text:style-name="T2">&lt;/</text:span><text:span text:style-name="T4">p</text:span><text:span text:style-name="T2">&gt;</text:span></text:p>
      <text:p text:style-name="P2">                          <text:span text:style-name="T2">&lt;</text:span><text:span text:style-name="T4">p</text:span><text:span text:style-name="T2">&gt;</text:span><text:span text:style-name="T9">Email : yachnor@aol.com</text:span><text:span text:style-name="T2">&lt;/</text:span><text:span text:style-name="T4">p</text:span><text:span text:style-name="T2">&gt;</text:span></text:p>
      <text:p text:style-name="P2">                          <text:span text:style-name="T2">&lt;</text:span><text:span text:style-name="T4">p</text:span><text:span text:style-name="T2">&gt;</text:span><text:span text:style-name="T9"> Skype:Daniel GIRAUD</text:span><text:span text:style-name="T2">&lt;/</text:span><text:span text:style-name="T4">p</text:span><text:span text:style-name="T2">&gt;</text:span></text:p>
      <text:p text:style-name="P2">                          <text:span text:style-name="T2">&lt;</text:span><text:span text:style-name="T4">P</text:span><text:span text:style-name="T2">&gt;</text:span><text:span text:style-name="T9"> Site web: jadcommerce@orange.fr</text:span><text:span text:style-name="T2">&lt;/</text:span><text:span text:style-name="T4">P</text:span><text:span text:style-name="T2">&gt;</text:span></text:p>
      <text:p text:style-name="P2">                        <text:span text:style-name="T2">&lt;/</text:span><text:span text:style-name="T4">section</text:span><text:span text:style-name="T2">&gt;</text:span><text:span text:style-name="T9"> </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9"> </text:span><text:span text:style-name="T6">class</text:span><text:span text:style-name="T9">=</text:span><text:span text:style-name="T8">"row no-gutters"</text:span><text:span text:style-name="T2">&gt;</text:span></text:p>
      <text:p text:style-name="P2">                    <text:span text:style-name="T2">&lt;</text:span><text:span text:style-name="T4">div</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section</text:span><text:span text:style-name="T2">&gt;</text:span></text:p>
      <text:p text:style-name="P2">                        <text:span text:style-name="T11">&lt;!--modification en section et en container--&gt;</text:span></text:p>
      <text:p text:style-name="P2">                        <text:span text:style-name="T2">&lt;</text:span><text:span text:style-name="T4">h2</text:span><text:span text:style-name="T2">&gt;</text:span><text:span text:style-name="T9">A propos de moi</text:span><text:span text:style-name="T2">&lt;/</text:span><text:span text:style-name="T4">h2</text:span><text:span text:style-name="T2">&gt;</text:span></text:p>
      <text:p text:style-name="P2">                          <text:span text:style-name="T2">&lt;</text:span><text:span text:style-name="T4">p</text:span><text:span text:style-name="T2">&gt;</text:span><text:span text:style-name="T9"> Commençant ma carrière en cabinet comptable en 1992 sur les premiers portables Thoshiba, je n'ai cessé de me frotter à l'informatique et de suivre son évolution. Un peu plus tard, j'ai dirigé un site de e-commerce de vente par correspondance. Pour ce site j'ai réalisé les choix de logo, couleurs. J'ai construit la logistique qui allait avec le site. De nos jours je me contente de gérer l'internet et les émails. J'ai donc souhaité me relancer dans l'informatique que j'aime. Je me suis lancé dans une nouvelle carrière de développeur web. </text:span><text:span text:style-name="T2">&lt;/</text:span><text:span text:style-name="T4">p</text:span><text:span text:style-name="T2">&gt;</text:span></text:p>
      <text:p text:style-name="P2">                      <text:span text:style-name="T2">&lt;/</text:span><text:span text:style-name="T4">section</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9"> </text:span><text:span text:style-name="T6">class</text:span><text:span text:style-name="T9">=</text:span><text:span text:style-name="T8">"row no-gutters"</text:span><text:span text:style-name="T2">&gt;</text:span><text:span text:style-name="T9">  </text:span></text:p>
      <text:p text:style-name="P2">                    <text:span text:style-name="T2">&lt;</text:span><text:span text:style-name="T4">div</text:span><text:span text:style-name="T9"> </text:span><text:span text:style-name="T6">class</text:span><text:span text:style-name="T9">=</text:span><text:span text:style-name="T8">"col-lg col-md col-sm "</text:span><text:span text:style-name="T2">&gt;</text:span></text:p>
      <text:p text:style-name="P2">                      <text:span text:style-name="T2">&lt;</text:span><text:span text:style-name="T4">section</text:span><text:span text:style-name="T9"> </text:span><text:span text:style-name="T2">&gt;</text:span></text:p>
      <text:p text:style-name="P2">                        <text:span text:style-name="T11">&lt;!--suppression de footer inadapté au profit de section et aside--&gt;</text:span></text:p>
      <text:p text:style-name="P2">                        <text:span text:style-name="T2">&lt;</text:span><text:span text:style-name="T4">h2</text:span><text:span text:style-name="T2">&gt;</text:span><text:span text:style-name="T9">Loisirs</text:span><text:span text:style-name="T2">&lt;/</text:span><text:span text:style-name="T4">h2</text:span><text:span text:style-name="T2">&gt;</text:span></text:p>
      <text:p text:style-name="P2">                          <text:span text:style-name="T2">&lt;</text:span><text:span text:style-name="T4">p</text:span><text:span text:style-name="T2">&gt;</text:span><text:span text:style-name="T9"> Amoureux des animaux,</text:span><text:span text:style-name="T2">&lt;</text:span><text:span text:style-name="T4">br</text:span><text:span text:style-name="T2">&gt;</text:span><text:span text:style-name="T9"> j'ai chiens et chats.</text:span><text:span text:style-name="T2">&lt;/</text:span><text:span text:style-name="T4">p</text:span><text:span text:style-name="T2">&gt;</text:span></text:p>
      <text:p text:style-name="P2">                          <text:span text:style-name="T2">&lt;</text:span><text:span text:style-name="T4">div</text:span><text:span text:style-name="T9"> </text:span><text:span text:style-name="T6">class</text:span><text:span text:style-name="T9">=</text:span><text:span text:style-name="T8">"animaux"</text:span><text:span text:style-name="T2">&gt;</text:span></text:p>
      <text:p text:style-name="P2">                          <text:span text:style-name="T2">&lt;</text:span><text:span text:style-name="T4">i</text:span><text:span text:style-name="T9"> </text:span><text:span text:style-name="T6">class</text:span><text:span text:style-name="T9">=</text:span><text:span text:style-name="T8">"fas fa-dog"</text:span><text:span text:style-name="T2">&gt;&lt;/</text:span><text:span text:style-name="T4">i</text:span><text:span text:style-name="T2">&gt;</text:span><text:span text:style-name="T9"> </text:span><text:span text:style-name="T2">&lt;</text:span><text:span text:style-name="T4">i</text:span><text:span text:style-name="T9"> </text:span><text:span text:style-name="T6">class</text:span><text:span text:style-name="T9">=</text:span><text:span text:style-name="T8">"fas fa-cat"</text:span><text:span text:style-name="T2">&gt;&lt;/</text:span><text:span text:style-name="T4">i</text:span><text:span text:style-name="T2">&gt;</text:span></text:p>
      <text:p text:style-name="P2">                          <text:span text:style-name="T2">&lt;/</text:span><text:span text:style-name="T4">div</text:span><text:span text:style-name="T2">&gt;</text:span></text:p>
      <text:p text:style-name="P2">                          <text:span text:style-name="T2">&lt;</text:span><text:span text:style-name="T4">p</text:span><text:span text:style-name="T2">&gt;</text:span><text:span text:style-name="T9"> J'aime les marches en forêt.</text:span><text:span text:style-name="T2">&lt;/</text:span><text:span text:style-name="T4">p</text:span><text:span text:style-name="T2">&gt;</text:span></text:p>
      <text:p text:style-name="P2">                          <text:span text:style-name="T2">&lt;</text:span><text:span text:style-name="T4">div</text:span><text:span text:style-name="T9"> </text:span><text:span text:style-name="T6">class</text:span><text:span text:style-name="T9">=</text:span><text:span text:style-name="T8">"cadreforet"</text:span><text:span text:style-name="T2">&gt;</text:span></text:p>
      <text:p text:style-name="P2">                          <text:span text:style-name="T2">&lt;</text:span><text:span text:style-name="T4">i</text:span><text:span text:style-name="T9"> </text:span><text:span text:style-name="T6">class</text:span><text:span text:style-name="T9">=</text:span><text:span text:style-name="T8">"fas fa-tree"</text:span><text:span text:style-name="T2">&gt;&lt;/</text:span><text:span text:style-name="T4">i</text:span><text:span text:style-name="T2">&gt;&lt;</text:span><text:span text:style-name="T4">i</text:span><text:span text:style-name="T9"> </text:span><text:span text:style-name="T6">class</text:span><text:span text:style-name="T9">=</text:span><text:span text:style-name="T8">"fas fa-walking"</text:span><text:span text:style-name="T2">&gt;&lt;/</text:span><text:span text:style-name="T4">i</text:span><text:span text:style-name="T2">&gt;&lt;</text:span><text:span text:style-name="T4">i</text:span><text:span text:style-name="T9"> </text:span><text:span text:style-name="T6">class</text:span><text:span text:style-name="T9">=</text:span><text:span text:style-name="T8">"fas fa-tree"</text:span><text:span text:style-name="T2">&gt;&lt;/</text:span><text:span text:style-name="T4">i</text:span><text:span text:style-name="T2">&gt;</text:span></text:p>
      <text:p text:style-name="P2">                          <text:span text:style-name="T2">&lt;/</text:span><text:span text:style-name="T4">div</text:span><text:span text:style-name="T2">&gt;</text:span><text:span text:style-name="T9"> </text:span></text:p>
      <text:p text:style-name="P2">                      <text:span text:style-name="T2">&lt;/</text:span><text:span text:style-name="T4">section</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aside</text:span><text:span text:style-name="T2">&gt;</text:span><text:span text:style-name="T9">                   </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      <text:span text:style-name="T2">&lt;/</text:span><text:span text:style-name="T4">div</text:span><text:span text:style-name="T2">&gt;</text:span></text:p>
      <text:p text:style-name="P2"><text:soft-page-break/>    <text:span text:style-name="T2">&lt;/</text:span><text:span text:style-name="T4">main</text:span><text:span text:style-name="T2">&gt;</text:span><text:span text:style-name="T9">   </text:span></text:p>
      <text:p text:style-name="P2">  <text:span text:style-name="T2">&lt;/</text:span><text:span text:style-name="T4">body</text:span><text:span text:style-name="T2">&gt;</text:span><text:span text:style-name="T9"> </text:span></text:p>
      <text:p text:style-name="P1"><text:span text:style-name="T1">&lt;/</text:span><text:span text:style-name="T3">html</text:span><text:span text:style-name="T1">&gt;</text:span>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06:32:06.467000000</meta:creation-date>
    <dc:date>2020-08-11T06:32:46.545000000</dc:date>
    <meta:editing-duration>PT40S</meta:editing-duration>
    <meta:editing-cycles>1</meta:editing-cycles>
    <meta:document-statistic meta:table-count="0" meta:image-count="0" meta:object-count="0" meta:page-count="5" meta:paragraph-count="186" meta:word-count="697" meta:character-count="9446" meta:non-whitespace-character-count="5239"/>
    <meta:generator>LibreOffice/6.4.4.2$Windows_X86_64 LibreOffice_project/3d775be2011f3886db32dfd395a6a6d1ca2630ff</meta:generator>
  </office:meta>
</office:document-meta>
</file>